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b001" officeooo:paragraph-rsid="0008b0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Tests of Software</text:p>
      <text:p text:style-name="P1">Prof. McMillan</text:p>
      <text:p text:style-name="P1"><text:s/></text:p>
      <text:p text:style-name="P1"><text:s text:c="12"/>One way to validate software is to have real users try it out to see if they can use it and whether it gives the results that users desire. <text:s/>You can get detailed information about user confusions, program errors, speed of execution, system interaction with other software, and other matters. <text:s/>Many kinds of user tests are possible. <text:s/>Some are quite rigorous and some informal. <text:s/>Some are costly and some cheap. <text:s/>Here are some aspects to consider:</text:p>
      <text:p text:style-name="P1"><text:s/></text:p>
      <text:p text:style-name="P1">Possible questions to ask</text:p>
      <text:p text:style-name="P1"><text:s/></text:p>
      <text:p text:style-name="P1"><text:s text:c="12"/>1. Where do users get confused or make errors?</text:p>
      <text:p text:style-name="P1"><text:s text:c="12"/>2. When does the system behave incorrectly or slowly?</text:p>
      <text:p text:style-name="P1"><text:s text:c="12"/>3. Does the system produce the results that users really need and want?</text:p>
      <text:p text:style-name="P1"><text:s text:c="12"/>4. What changes or additional features do users say they would like?</text:p>
      <text:p text:style-name="P1"><text:s text:c="12"/>5. How do different versions of the software compare in usability and power?</text:p>
      <text:p text:style-name="P1"><text:s/></text:p>
      <text:p text:style-name="P1">Possible subject populations for user tests</text:p>
      <text:p text:style-name="P1"><text:s/></text:p>
      <text:p text:style-name="P1"><text:s text:c="12"/>Have the developers act as users: <text:s/>This is not really much of a user test, because when a technical person who is very familiar with the program plays user, he or she rarely behaves very much like a real live user.</text:p>
      <text:p text:style-name="P1"><text:s/></text:p>
      <text:p text:style-name="P1"><text:s text:c="12"/>Have colleagues who haven't worked on the project play user: <text:s/>Still not very representative of the user population, but one can learn lots of valuable information by having someone -- anyone -- try out the program. <text:s/>If the system is intended for a general user population, you might want to recruit non-technical colleagues, such as clerical employees, bean counters, or sales people.</text:p>
      <text:p text:style-name="P1"><text:s/></text:p>
      <text:p text:style-name="P1"><text:s text:c="12"/>Have friends and family give it a whirl: <text:s/>This is one good way to get non-technical users who aren't necessarily trying to be good team players and who know little about the application. <text:s/>People you work with might try too hard to make everything go smoothly.</text:p>
      <text:p text:style-name="P1"><text:s/></text:p>
      <text:p text:style-name="P1"><text:s text:c="12"/>Use volunteers from your target user population: <text:s/>This is, of course, the most representative kind of sample. <text:s/>Say you're developing statistical analysis software to be used by researchers in a drug company. <text:s/>Go to the company and get a few of these people to try the system. <text:s/>You may or may not pay these subjects.</text:p>
      <text:p text:style-name="P1"><text:s/></text:p>
      <text:p text:style-name="P1"><text:s text:c="12"/>Hire people "off the street" (or from a temp agency) to act as subjects: <text:s/>If your concern is to stretch your software's reach beyond your present user population, this can be a good approach. <text:s/>One advantage is that they are employed specifically to do user tests, so you can get a lot of work out of them and they will likely take the process seriously.</text:p>
      <text:p text:style-name="P1"><text:s/></text:p>
      <text:p text:style-name="P1">Possible procedures</text:p>
      <text:p text:style-name="P1"><text:s/></text:p>
      <text:p text:style-name="P1"><text:s text:c="12"/>Send out beta copies of the system: <text:s/>Best done after other kinds of user tests, beta tests allow you to sample a lot of real users, but the data collection is haphazard at best, usually requiring users to submit bug reports. <text:s/>This can be built into the beta, though, and reports can be delivered to you over the Internet by the press of a button.</text:p>
      <text:p text:style-name="P1"><text:s/></text:p>
      <text:p text:style-name="P1"><text:soft-page-break/><text:s text:c="12"/>Have subjects "play" with the system while you observe: <text:s/>They just explore, trying what comes to mind. <text:s/>This can be very enlightening. <text:s/>This technique and the following ones can be carried out at your site (sometimes called alpha testing) or at a customer's site.</text:p>
      <text:p text:style-name="P1"><text:s/></text:p>
      <text:p text:style-name="P1"><text:s text:c="12"/>Give subjects a rough goal to reach and see how they do: <text:s/>Make sure they try out some major functions, screens, etc. <text:s/>See if they can use the excellent help system you've provided.</text:p>
      <text:p text:style-name="P1"><text:s/></text:p>
      <text:p text:style-name="P1"><text:s text:c="12"/>Specify very exactly the tasks you want carried out and the problems you want to have solved: <text:s/>The user may work from a detailed task sheet and have to produce a fairly well-specified product.</text:p>
      <text:p text:style-name="P1"><text:s/></text:p>
      <text:p text:style-name="P1">Possible data to collect</text:p>
      <text:p text:style-name="P1"><text:s/></text:p>
      <text:p text:style-name="P1"><text:s text:c="12"/>Informal notes: <text:s/>Note questions, errors, confusions, suggestions.</text:p>
      <text:p text:style-name="P1"><text:s/></text:p>
      <text:p text:style-name="P1"><text:s text:c="12"/>Detailed notes with time entries: <text:s/>Use a form with columns for "user errors," "system errors," "user comments," or whatever. <text:s/>Note approximate times of user milestones.</text:p>
      <text:p text:style-name="P1"><text:s/></text:p>
      <text:p text:style-name="P1"><text:s text:c="12"/>Computer-recorded events and times: <text:s/>Data collection routines save detailed event descriptions, system states, and times. <text:s/>This produces a flood of data and you might want to figure out what you really want and how you'll analyze it before saving bucketful after bucketful.</text:p>
      <text:p text:style-name="P1"><text:s/></text:p>
      <text:p text:style-name="P1"><text:s text:c="12"/>Audiotapes of user comments and of their "thinking aloud": <text:s/>Record subjects' comments or have them think aloud as they work, e.g., "How do I save a backup copy? <text:s/>Maybe in the tools menu...." <text:s/>These recordings are very useful for detailed analyses of problem solving, but it takes a lot of time to transcribe them and then wade through the transcriptions.</text:p>
      <text:p text:style-name="P1"><text:s/></text:p>
      <text:p text:style-name="P1"><text:s text:c="12"/>Videotapes of user actions and comments: <text:s/>If you can get a good video of the screen as the user works, you've got the basis for very detailed analyses ... and you don't need to take so many notes.</text:p>
      <text:p text:style-name="P1"><text:s/></text:p>
      <text:p text:style-name="P1"><text:s text:c="12"/>Questionnaire data: <text:s/>After the tests, ask the user to rate his or her satisfaction with the system, its effectiveness in producing results, whether or not they would buy it, etc. <text:s/>Get numerical or "multiple choice" data that can be summarized easily in tables and graphs. <text:s/>An open-ended part of the questionnaire can request comments and suggestions.</text:p>
      <text:p text:style-name="P1"><text:s/></text:p>
      <text:p text:style-name="P1">Ethics</text:p>
      <text:p text:style-name="P1"><text:s/></text:p>
      <text:p text:style-name="P1"><text:s text:c="12"/>In user tests, your subjects aren't rats or guinea pigs (and ethics would still be relevant even if they were!). <text:s/>Subjects should be volunteers (even if paid), should not be pressured in any way, and should always be allowed to end the tests they are participating in at any time. <text:s/>Subject names</text:p>
      <text:p text:style-name="P1">should be kept confidential and subjects should never be identified in reports of your results. <text:s/>Subjects should know what data are being collected and why. <text:s/>If video or audiotapes are made, they should only be used as described to the users ahead of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2:06.794842000</meta:creation-date>
    <dc:date>2015-05-03T14:32:37.081313000</dc:date>
    <meta:editing-duration>PT30S</meta:editing-duration>
    <meta:editing-cycles>1</meta:editing-cycles>
    <meta:document-statistic meta:table-count="0" meta:image-count="0" meta:object-count="0" meta:page-count="2" meta:paragraph-count="53" meta:word-count="924" meta:character-count="5661" meta:non-whitespace-character-count="4440"/>
    <meta:generator>LibreOffice/4.3.7.2$MacOSX_X86_64 LibreOffice_project/8a35821d8636a03b8bf4e15b48f59794652c68ba</meta:generator>
  </office:meta>
</office:document-meta>
</file>